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style:line-height-at-least="0.503cm"/>
      <style:text-properties fo:color="#ffffff" style:font-name="Consolas" fo:font-size="10.5pt" fo:font-weight="normal" fo:background-color="#000000"/>
    </style:style>
    <style:style style:name="P3" style:family="paragraph" style:parent-style-name="Standard">
      <style:paragraph-properties style:line-height-at-least="0.503cm"/>
      <style:text-properties fo:color="#ffffff" fo:background-color="#000000"/>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line-height-at-least="0.503cm"/>
      <style:text-properties fo:color="#ffffff" style:font-name="Consolas" fo:font-size="10.5pt" fo:font-weight="normal" fo:background-color="#000000"/>
    </style:style>
    <style:style style:name="P7" style:family="paragraph" style:parent-style-name="Standard">
      <style:text-properties fo:color="#ffffff" style:font-name="Consolas" fo:font-size="10.5pt" fo:font-weight="normal" fo:background-color="#000000" style:font-weight-asian="normal" style:font-weight-complex="normal"/>
    </style:style>
    <style:style style:name="P8" style:family="paragraph" style:parent-style-name="Standard">
      <style:paragraph-properties style:line-height-at-least="0.503cm"/>
      <style:text-properties fo:color="#ffffff" fo:background-color="#000000"/>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line-height-at-least="0.503cm"/>
      <style:text-properties fo:color="#7ca668" style:font-name="Consolas" fo:font-size="10.5pt" fo:font-weight="normal" fo:background-color="#000000"/>
    </style:style>
    <style:style style:name="P11" style:family="paragraph" style:parent-style-name="Standard">
      <style:paragraph-properties style:line-height-at-least="0.503cm"/>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fo:color="#ce9178"/>
    </style:style>
    <style:style style:name="T8" style:family="text">
      <style:text-properties fo:color="#ce9178" style:font-name="Consolas" fo:font-size="10.5pt" fo:font-weight="normal"/>
    </style:style>
    <style:style style:name="T9" style:family="text">
      <style:text-properties fo:font-weight="normal" style:font-weight-asian="normal" style:font-weight-complex="normal"/>
    </style:style>
    <style:style style:name="T10" style:family="text">
      <style:text-properties style:font-name="Consolas" fo:font-size="10.5pt" fo:font-weight="normal"/>
    </style:style>
    <style:style style:name="T11" style:family="text">
      <style:text-properties fo:color="#f44747" style:font-name="Consolas" fo:font-size="10.5pt" fo:font-weight="normal"/>
    </style:style>
    <style:style style:name="T12" style:family="text">
      <style:text-properties fo:color="#d7ba7d"/>
    </style:style>
    <style:style style:name="T13" style:family="text">
      <style:text-properties fo:color="#d4d4d4"/>
    </style:style>
    <style:style style:name="T14" style:family="text">
      <style:text-properties fo:color="#d4d4d4" style:font-name="Consolas" fo:font-size="10.5pt" fo:font-weight="normal"/>
    </style:style>
    <style:style style:name="T15" style:family="text">
      <style:text-properties fo:color="#b5cea8" style:font-name="Consolas" fo:font-size="10.5pt" fo:font-weight="normal"/>
    </style:style>
    <style:style style:name="T16" style:family="text">
      <style:text-properties fo:color="#dcdcaa"/>
    </style:style>
    <style:style style:name="T17" style:family="text">
      <style:text-properties fo:color="#dcdcaa" style:font-name="Consolas" fo:font-size="10.5pt" fo:font-weight="normal"/>
    </style:style>
    <style:style style:name="T18" style:family="text">
      <style:text-properties fo:color="#7ca668"/>
    </style:style>
    <style:style style:name="T19" style:family="text">
      <style:text-properties fo:color="#7ca668" style:font-name="Consolas" fo:font-size="10.5pt" fo:font-weight="normal"/>
    </style:style>
    <style:style style:name="T20" style:family="text">
      <style:text-properties fo:color="#c586c0"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s Slider code</text:p>
      <text:p text:style-name="Standard"/>
      <text:p text:style-name="Standard">&lt;div id="newsCarousel" class="carousel slide carousel-fade" data-bs-ride="carousel" data-bs-interval="4000"&gt;</text:p>
      <text:p text:style-name="Standard"><text:s text:c="4"/>&lt;div class="carousel-inner"&gt;</text:p>
      <text:p text:style-name="Standard"><text:s text:c="6"/>&lt;!-- First News Item --&gt;</text:p>
      <text:p text:style-name="Standard"><text:s text:c="6"/>&lt;div class="carousel-item active" data-bs-ride="carousel" style="position:relative;"&gt;</text:p>
      <text:p text:style-name="Standard"><text:s text:c="8"/>&lt;a href="https://example.com/news1"&gt;</text:p>
      <text:p text:style-name="Standard"><text:s text:c="10"/>&lt;img src="https://cdn.pixabay.com/photo/2023/03/15/20/46/background-7855413_640.jpg" class="d-block w-100 carousel-image" alt="News 1" id="img1"&gt;</text:p>
      <text:p text:style-name="Standard"><text:s text:c="10"/>&lt;div class="carousel-caption d-md-block"&gt;</text:p>
      <text:p text:style-name="Standard"><text:s text:c="12"/>&lt;h5&gt;Headline 1&lt;/h5&gt;</text:p>
      <text:p text:style-name="Standard"><text:s text:c="12"/>&lt;p&gt;10 people died in stampid&lt;/p&gt;</text:p>
      <text:p text:style-name="Standard"><text:s text:c="12"/>&lt;span&gt;December 21, 2024&lt;/span&gt;</text:p>
      <text:p text:style-name="Standard"><text:s text:c="10"/>&lt;/div&gt;</text:p>
      <text:p text:style-name="Standard"><text:s text:c="8"/>&lt;/a&gt;</text:p>
      <text:p text:style-name="Standard"><text:s text:c="6"/>&lt;/div&gt;</text:p>
      <text:p text:style-name="Standard"><text:s text:c="6"/>&lt;!-- Second News Item --&gt;</text:p>
      <text:p text:style-name="Standard"><text:s text:c="6"/>&lt;div class="carousel-item" data-bs-ride="carousel"&gt;</text:p>
      <text:p text:style-name="Standard"><text:s text:c="8"/>&lt;a href="https://example.com/news2"&gt;</text:p>
      <text:p text:style-name="Standard"><text:s text:c="10"/>&lt;img src="https://th.bing.com/th/id/OIG1.wQ7nqzXG6LLji1s3MrOP" class="d-block w-100 carousel-image" alt="News 2" id="img2"&gt;</text:p>
      <text:p text:style-name="Standard"><text:s text:c="10"/>&lt;div class="carousel-caption d-md-block"&gt;</text:p>
      <text:p text:style-name="Standard"><text:s text:c="12"/>&lt;h5&gt;Headline 2&lt;/h5&gt;</text:p>
      <text:p text:style-name="Standard"><text:s text:c="12"/>&lt;p&gt;This is a short description of the second news item.&lt;/p&gt;</text:p>
      <text:p text:style-name="Standard"><text:s text:c="12"/>&lt;span&gt;December 20, 2024&lt;/span&gt;</text:p>
      <text:p text:style-name="Standard"><text:s text:c="10"/>&lt;/div&gt;</text:p>
      <text:p text:style-name="Standard"><text:s text:c="8"/>&lt;/a&gt;</text:p>
      <text:p text:style-name="Standard"><text:s text:c="6"/>&lt;/div&gt;</text:p>
      <text:p text:style-name="Standard"><text:s text:c="6"/>&lt;!-- Third News Item --&gt;</text:p>
      <text:p text:style-name="Standard"><text:s text:c="6"/>&lt;div class="carousel-item" data-bs-ride="carousel"&gt;</text:p>
      <text:p text:style-name="Standard"><text:s text:c="8"/>&lt;a href="https://example.com/news3"&gt;</text:p>
      <text:p text:style-name="Standard"><text:s text:c="10"/>&lt;img src="https://encrypted-tbn0.gstatic.com/images?q=tbn:ANd9GcRf6zoRR_FPG7f2knECoYTgOuETejMYPg71vg&amp;s" class="d-block w-100 carousel-image" alt="News 3" id="img3"&gt;</text:p>
      <text:p text:style-name="Standard"><text:s text:c="10"/>&lt;div class="carousel-caption d-md-block"&gt;</text:p>
      <text:p text:style-name="Standard"><text:s text:c="12"/>&lt;h5&gt;Headline 3&lt;/h5&gt;</text:p>
      <text:p text:style-name="Standard"><text:s text:c="12"/>&lt;p&gt;This is a short description of the third news item.&lt;/p&gt;</text:p>
      <text:p text:style-name="Standard"><text:s text:c="12"/>&lt;span&gt;December 19, 2024&lt;/span&gt;</text:p>
      <text:p text:style-name="Standard"><text:s text:c="10"/>&lt;/div&gt;</text:p>
      <text:p text:style-name="Standard"><text:s text:c="8"/>&lt;/a&gt;</text:p>
      <text:p text:style-name="Standard"><text:s text:c="6"/>&lt;/div&gt;</text:p>
      <text:p text:style-name="Standard"><text:s text:c="4"/>&lt;/div&gt;</text:p>
      <text:p text:style-name="Standard"/>
      <text:p text:style-name="Standard"><text:s text:c="4"/>&lt;!-- Carousel Controls --&gt;</text:p>
      <text:p text:style-name="Standard"><text:s text:c="4"/>&lt;button class="carousel-control-prev" type="button" data-bs-target="#newsCarousel" data-bs-slide="prev"&gt;</text:p>
      <text:p text:style-name="Standard"><text:s text:c="6"/>&lt;span class="carousel-control-prev-icon" aria-hidden="true"&gt;&lt;/span&gt;</text:p>
      <text:p text:style-name="Standard"><text:s text:c="6"/>&lt;span class="visually-hidden"&gt;Previous&lt;/span&gt;</text:p>
      <text:p text:style-name="Standard"><text:s text:c="4"/>&lt;/button&gt;</text:p>
      <text:p text:style-name="Standard"><text:s text:c="4"/>&lt;button class="carousel-control-next" type="button" data-bs-target="#newsCarousel" data-bs-slide="next"&gt;</text:p>
      <text:p text:style-name="Standard"><text:soft-page-break/><text:s text:c="6"/>&lt;span class="carousel-control-next-icon" aria-hidden="true"&gt;&lt;/span&gt;</text:p>
      <text:p text:style-name="Standard"><text:s text:c="6"/>&lt;span class="visually-hidden"&gt;Next&lt;/span&gt;</text:p>
      <text:p text:style-name="Standard"><text:s text:c="4"/>&lt;/button&gt;</text:p>
      <text:p text:style-name="Standard"><text:s text:c="2"/>&lt;/div&gt;</text:p>
      <text:p text:style-name="Standard"/>
      <text:p text:style-name="Standard">Normal Card code of boostap</text:p>
      <text:p text:style-name="P2"><text:span text:style-name="T1">&lt;</text:span><text:span text:style-name="T3">div</text:span> <text:span text:style-name="T5">class</text:span>=<text:span text:style-name="T7">"row my-4"</text:span><text:span text:style-name="T1">&gt;</text:span></text:p>
      <text:p text:style-name="P3">        <text:span text:style-name="T2">&lt;</text:span><text:span text:style-name="T4">div</text:span><text:span text:style-name="T10"> </text:span><text:span text:style-name="T6">class</text:span><text:span text:style-name="T10">=</text:span><text:span text:style-name="T8">"col"</text:span><text:span text:style-name="T2">&gt;</text:span></text:p>
      <text:p text:style-name="P3">          <text:span text:style-name="T2">&lt;</text:span><text:span text:style-name="T4">div</text:span><text:span text:style-name="T10"> </text:span><text:span text:style-name="T6">class</text:span><text:span text:style-name="T10">=</text:span><text:span text:style-name="T8">"card"</text:span><text:span text:style-name="T2">&gt;</text:span></text:p>
      <text:p text:style-name="P3">            <text:span text:style-name="T2">&lt;</text:span><text:span text:style-name="T4">img</text:span><text:span text:style-name="T10"> </text:span><text:span text:style-name="T6">id</text:span><text:span text:style-name="T10">=</text:span><text:span text:style-name="T8">"test"</text:span><text:span text:style-name="T10"> </text:span><text:span text:style-name="T6">src</text:span><text:span text:style-name="T10">=</text:span><text:span text:style-name="T8">"https://gratisography.com/wp-content/uploads/2024/10/gratisography-cool-cat-800x525.jpg"</text:span><text:span text:style-name="T10"> </text:span><text:span text:style-name="T6">class</text:span><text:span text:style-name="T10">=</text:span><text:span text:style-name="T8">"card-img-top"</text:span><text:span text:style-name="T10"> </text:span><text:span text:style-name="T6">alt</text:span><text:span text:style-name="T10">=</text:span><text:span text:style-name="T8">"..."</text:span><text:span text:style-name="T2">&gt;</text:span></text:p>
      <text:p text:style-name="P3">            <text:span text:style-name="T2">&lt;</text:span><text:span text:style-name="T4">div</text:span><text:span text:style-name="T10"> </text:span><text:span text:style-name="T6">class</text:span><text:span text:style-name="T10">=</text:span><text:span text:style-name="T8">"card-body"</text:span><text:span text:style-name="T2">&gt;</text:span></text:p>
      <text:p text:style-name="P3">              <text:span text:style-name="T2">&lt;</text:span><text:span text:style-name="T4">h5</text:span><text:span text:style-name="T10"> </text:span><text:span text:style-name="T6">class</text:span><text:span text:style-name="T10">=</text:span><text:span text:style-name="T8">"card-title"</text:span><text:span text:style-name="T2">&gt;</text:span><text:span text:style-name="T10">Card title</text:span><text:span text:style-name="T2">&lt;/</text:span><text:span text:style-name="T4">h5</text:span><text:span text:style-name="T2">&gt;</text:span></text:p>
      <text:p text:style-name="P3">              <text:span text:style-name="T2">&lt;</text:span><text:span text:style-name="T4">p</text:span><text:span text:style-name="T10"> </text:span><text:span text:style-name="T6">class</text:span><text:span text:style-name="T10">=</text:span><text:span text:style-name="T8">"card-text"</text:span><text:span text:style-name="T2">&gt;</text:span><text:span text:style-name="T10">This is a longer card with supporting text below as a natural lead-in to additional content. This content is a little bit longer.</text:span><text:span text:style-name="T2">&lt;/</text:span><text:span text:style-name="T4">p</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10"> </text:span><text:span text:style-name="T6">class</text:span><text:span text:style-name="T10">=</text:span><text:span text:style-name="T8">"col"</text:span><text:span text:style-name="T2">&gt;</text:span></text:p>
      <text:p text:style-name="P3">          <text:span text:style-name="T2">&lt;</text:span><text:span text:style-name="T4">div</text:span><text:span text:style-name="T10"> </text:span><text:span text:style-name="T6">class</text:span><text:span text:style-name="T10">=</text:span><text:span text:style-name="T8">"card"</text:span><text:span text:style-name="T2">&gt;</text:span></text:p>
      <text:p text:style-name="P3">            <text:span text:style-name="T2">&lt;</text:span><text:span text:style-name="T4">img</text:span><text:span text:style-name="T10"> </text:span><text:span text:style-name="T6">id</text:span><text:span text:style-name="T10">=</text:span><text:span text:style-name="T8">"test"</text:span><text:span text:style-name="T10"> </text:span><text:span text:style-name="T6">src</text:span><text:span text:style-name="T10">=</text:span><text:span text:style-name="T8">"https://th.bing.com/th/id/OIG1.wQ7nqzXG6LLji1s3MrOP"</text:span><text:span text:style-name="T10"> </text:span><text:span text:style-name="T6">class</text:span><text:span text:style-name="T10">=</text:span><text:span text:style-name="T8">"card-img-top"</text:span><text:span text:style-name="T10"> </text:span><text:span text:style-name="T6">alt</text:span><text:span text:style-name="T10">=</text:span><text:span text:style-name="T8">"..."</text:span><text:span text:style-name="T2">&gt;</text:span></text:p>
      <text:p text:style-name="P3">            <text:span text:style-name="T2">&lt;</text:span><text:span text:style-name="T4">div</text:span><text:span text:style-name="T10"> </text:span><text:span text:style-name="T6">class</text:span><text:span text:style-name="T10">=</text:span><text:span text:style-name="T8">"card-body"</text:span><text:span text:style-name="T2">&gt;</text:span></text:p>
      <text:p text:style-name="P3">              <text:span text:style-name="T2">&lt;</text:span><text:span text:style-name="T4">h5</text:span><text:span text:style-name="T10"> </text:span><text:span text:style-name="T6">class</text:span><text:span text:style-name="T10">=</text:span><text:span text:style-name="T8">"card-title"</text:span><text:span text:style-name="T2">&gt;</text:span><text:span text:style-name="T10">Card title</text:span><text:span text:style-name="T2">&lt;/</text:span><text:span text:style-name="T4">h5</text:span><text:span text:style-name="T2">&gt;</text:span></text:p>
      <text:p text:style-name="P3">              <text:span text:style-name="T2">&lt;</text:span><text:span text:style-name="T4">p</text:span><text:span text:style-name="T10"> </text:span><text:span text:style-name="T6">class</text:span><text:span text:style-name="T10">=</text:span><text:span text:style-name="T8">"card-text"</text:span><text:span text:style-name="T2">&gt;</text:span><text:span text:style-name="T10">This is a longer card with supporting text below as a natural lead-in to additional content. This content is a little bit longer.</text:span><text:span text:style-name="T2">&lt;/</text:span><text:span text:style-name="T4">p</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10"> </text:span><text:span text:style-name="T6">class</text:span><text:span text:style-name="T10">=</text:span><text:span text:style-name="T8">"col"</text:span><text:span text:style-name="T2">&gt;</text:span></text:p>
      <text:p text:style-name="P3">          <text:span text:style-name="T2">&lt;</text:span><text:span text:style-name="T4">div</text:span><text:span text:style-name="T10"> </text:span><text:span text:style-name="T6">class</text:span><text:span text:style-name="T10">=</text:span><text:span text:style-name="T8">"card"</text:span><text:span text:style-name="T2">&gt;</text:span></text:p>
      <text:p text:style-name="P3">            <text:span text:style-name="T2">&lt;</text:span><text:span text:style-name="T4">img</text:span><text:span text:style-name="T10"> </text:span><text:span text:style-name="T6">id</text:span><text:span text:style-name="T10">=</text:span><text:span text:style-name="T8">"test"</text:span><text:span text:style-name="T10"> </text:span><text:span text:style-name="T6">src</text:span><text:span text:style-name="T10">=</text:span><text:span text:style-name="T8">"https://cdn.pixabay.com/photo/2023/03/15/20/46/background-7855413_640.jpg"</text:span><text:span text:style-name="T10"> </text:span><text:span text:style-name="T6">class</text:span><text:span text:style-name="T10">=</text:span><text:span text:style-name="T8">"card-img-top"</text:span><text:span text:style-name="T10"> </text:span><text:span text:style-name="T6">alt</text:span><text:span text:style-name="T10">=</text:span><text:span text:style-name="T8">"..."</text:span><text:span text:style-name="T2">&gt;</text:span></text:p>
      <text:p text:style-name="P3">            <text:span text:style-name="T2">&lt;</text:span><text:span text:style-name="T4">div</text:span><text:span text:style-name="T10"> </text:span><text:span text:style-name="T6">class</text:span><text:span text:style-name="T10">=</text:span><text:span text:style-name="T8">"card-body"</text:span><text:span text:style-name="T2">&gt;</text:span></text:p>
      <text:p text:style-name="P3">              <text:span text:style-name="T2">&lt;</text:span><text:span text:style-name="T4">h5</text:span><text:span text:style-name="T10"> </text:span><text:span text:style-name="T6">class</text:span><text:span text:style-name="T10">=</text:span><text:span text:style-name="T8">"card-title"</text:span><text:span text:style-name="T2">&gt;</text:span><text:span text:style-name="T10">Card title</text:span><text:span text:style-name="T2">&lt;/</text:span><text:span text:style-name="T4">h5</text:span><text:span text:style-name="T2">&gt;</text:span></text:p>
      <text:p text:style-name="P3">              <text:span text:style-name="T2">&lt;</text:span><text:span text:style-name="T4">p</text:span><text:span text:style-name="T10"> </text:span><text:span text:style-name="T6">class</text:span><text:span text:style-name="T10">=</text:span><text:span text:style-name="T8">"card-text"</text:span><text:span text:style-name="T2">&gt;</text:span><text:span text:style-name="T10">This is a longer card with supporting text below as a natural lead-in to additional content.</text:span><text:span text:style-name="T2">&lt;/</text:span><text:span text:style-name="T4">p</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2">&gt;</text:span></text:p>
      <text:p text:style-name="P3">        <text:span text:style-name="T2">&lt;</text:span><text:span text:style-name="T4">div</text:span><text:span text:style-name="T10"> </text:span><text:span text:style-name="T6">class</text:span><text:span text:style-name="T10">=</text:span><text:span text:style-name="T8">"col"</text:span><text:span text:style-name="T2">&gt;</text:span></text:p>
      <text:p text:style-name="P3">          <text:span text:style-name="T2">&lt;</text:span><text:span text:style-name="T4">div</text:span><text:span text:style-name="T10"> </text:span><text:span text:style-name="T6">class</text:span><text:span text:style-name="T10">=</text:span><text:span text:style-name="T8">"card"</text:span><text:span text:style-name="T2">&gt;</text:span></text:p>
      <text:p text:style-name="P3">            <text:span text:style-name="T2">&lt;</text:span><text:span text:style-name="T4">img</text:span><text:span text:style-name="T10"> </text:span><text:span text:style-name="T6">id</text:span><text:span text:style-name="T10">=</text:span><text:span text:style-name="T8">"test"</text:span><text:span text:style-name="T10"> </text:span><text:span text:style-name="T6">src</text:span><text:span text:style-name="T10">=</text:span><text:span text:style-name="T8">"https://encrypted-tbn0.gstatic.com/images?q=tbn:ANd9GcRmCy16nhIbV3pI1qLYHMJKwbH2458oiC9EmA&amp;s"</text:span><text:span text:style-name="T10"> </text:span><text:span text:style-name="T6">class</text:span><text:span text:style-name="T10">=</text:span><text:span text:style-name="T8">"card-img-top"</text:span><text:span text:style-name="T10"> </text:span><text:span text:style-name="T6">alt</text:span><text:span text:style-name="T10">=</text:span><text:span text:style-name="T8">"..."</text:span><text:span text:style-name="T2">&gt;</text:span></text:p>
      <text:p text:style-name="P3">            <text:span text:style-name="T2">&lt;</text:span><text:span text:style-name="T4">div</text:span><text:span text:style-name="T10"> </text:span><text:span text:style-name="T6">class</text:span><text:span text:style-name="T10">=</text:span><text:span text:style-name="T8">"card-body"</text:span><text:span text:style-name="T2">&gt;</text:span></text:p>
      <text:p text:style-name="P3">              <text:span text:style-name="T2">&lt;</text:span><text:span text:style-name="T4">h5</text:span><text:span text:style-name="T10"> </text:span><text:span text:style-name="T6">class</text:span><text:span text:style-name="T10">=</text:span><text:span text:style-name="T8">"card-title"</text:span><text:span text:style-name="T2">&gt;</text:span><text:span text:style-name="T10">Card title</text:span><text:span text:style-name="T2">&lt;/</text:span><text:span text:style-name="T4">h5</text:span><text:span text:style-name="T2">&gt;</text:span></text:p>
      <text:p text:style-name="P3">              <text:span text:style-name="T2">&lt;</text:span><text:span text:style-name="T4">p</text:span><text:span text:style-name="T10"> </text:span><text:span text:style-name="T6">class</text:span><text:span text:style-name="T10">=</text:span><text:span text:style-name="T8">"card-text"</text:span><text:span text:style-name="T10"> </text:span><text:span text:style-name="T2">&gt;</text:span><text:span text:style-name="T10">This is a longer card with supporting text below as a natural lead-in to additional content. This content is a little bit longer.</text:span><text:span text:style-name="T2">&lt;/</text:span><text:span text:style-name="T4">p</text:span><text:span text:style-name="T2">&gt;</text:span></text:p>
      <text:p text:style-name="P3">            <text:span text:style-name="T2">&lt;/</text:span><text:span text:style-name="T4">div</text:span><text:span text:style-name="T2">&gt;</text:span></text:p>
      <text:p text:style-name="P3"><text:soft-page-break/>          <text:span text:style-name="T2">&lt;/</text:span><text:span text:style-name="T4">div</text:span><text:span text:style-name="T2">&gt;</text:span></text:p>
      <text:p text:style-name="P3">        <text:span text:style-name="T2">&lt;/</text:span><text:span text:style-name="T4">div</text:span><text:span text:style-name="T2">&gt;</text:span></text:p>
      <text:p text:style-name="P3">        </text:p>
      <text:p text:style-name="P3">      <text:span text:style-name="T2">&lt;/</text:span><text:span text:style-name="T4">div</text:span><text:span text:style-name="T2">&gt;</text:span></text:p>
      <text:p text:style-name="Standard"/>
      <text:p text:style-name="P4">the below bootstrap code such that whenever the pointer hover over the card then it get elevated and it form a shadow behind the screen and the pointer will be changed to link pointer an when we click on a card then we will be directed to a page </text:p>
      <text:p text:style-name="P1"/>
      <text:p text:style-name="P1">&lt;div class="row my-4"&gt;<text:line-break/> <text:s/>&lt;div class="col"&gt;<text:line-break/> <text:s text:c="3"/>&lt;div class="card card-hover" onclick="window.location.href='https://example.com/page1'"&gt;<text:line-break/> <text:s text:c="5"/>&lt;img id="test" src="https://gratisography.com/wp-content/uploads/2024/10/gratisography-cool-cat-800x525.jpg" class="card-img-top"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 <text:s text:c="5"/>&lt;/div&gt;<text:line-break/> <text:s text:c="3"/>&lt;/div&gt;<text:line-break/> <text:s/>&lt;/div&gt;<text:line-break/> <text:s/>&lt;div class="col"&gt;<text:line-break/> <text:s text:c="3"/>&lt;div class="card card-hover" onclick="window.location.href='https://example.com/page2'"&gt;<text:line-break/> <text:s text:c="5"/>&lt;img id="test" src="https://th.bing.com/th/id/OIG1.wQ7nqzXG6LLji1s3MrOP" class="card-img-top"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 <text:s text:c="5"/>&lt;/div&gt;<text:line-break/> <text:s text:c="3"/>&lt;/div&gt;<text:line-break/> <text:s/>&lt;/div&gt;<text:line-break/> <text:s/>&lt;div class="col"&gt;<text:line-break/> <text:s text:c="3"/>&lt;div class="card card-hover" onclick="window.location.href='https://example.com/page3'"&gt;<text:line-break/> <text:s text:c="5"/>&lt;img id="test" src="https://cdn.pixabay.com/photo/2023/03/15/20/46/background-7855413_640.jpg" class="card-img-top" alt="..."&gt;<text:line-break/> <text:s text:c="5"/>&lt;div class="card-body"&gt;<text:line-break/> <text:s text:c="7"/>&lt;h5 class="card-title"&gt;Card title&lt;/h5&gt;<text:line-break/> <text:s text:c="7"/>&lt;p class="card-text"&gt;This is a longer card with supporting text below as a natural lead-in to additional content.&lt;/p&gt;<text:line-break/> <text:s text:c="5"/>&lt;/div&gt;<text:line-break/> <text:s text:c="3"/>&lt;/div&gt;<text:line-break/> <text:s/>&lt;/div&gt;<text:line-break/> <text:s/>&lt;div class="col"&gt;<text:line-break/> <text:s text:c="3"/>&lt;div class="card card-hover" onclick="window.location.href='https://example.com/page4'"&gt;<text:line-break/> <text:s text:c="5"/>&lt;img id="test" src="https://encrypted-tbn0.gstatic.com/images?q=tbn:ANd9GcRmCy16nhIbV3pI1qLYHMJKwbH2458oiC9EmA&amp;s" class="card-img-top"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text:soft-page-break/> <text:s text:c="5"/>&lt;/div&gt;<text:line-break/> <text:s text:c="3"/>&lt;/div&gt;<text:line-break/> <text:s/>&lt;/div&gt;<text:line-break/>&lt;/div&gt;<text:line-break/></text:p>
      <text:p text:style-name="P1">CSS code</text:p>
      <text:p text:style-name="P1"/>
      <text:p text:style-name="P1">&lt;style&gt;<text:line-break/> <text:s/>.card-hover {<text:line-break/> <text:s text:c="3"/>cursor: pointer; /* Changes cursor to link pointer */<text:line-break/> <text:s text:c="3"/>transition: transform 0.3s ease, box-shadow 0.3s ease; /* Smooth elevation effect */<text:line-break/> <text:s/>}<text:line-break/><text:line-break/> <text:s/>.card-hover:hover {<text:line-break/> <text:s text:c="3"/>transform: translateY(-10px); /* Elevate the card */<text:line-break/> <text:s text:c="3"/>box-shadow: 0 10px 20px rgba(0, 0, 0, 0.2); /* Add shadow */<text:line-break/> <text:s/>}<text:line-break/>&lt;/style&gt;<text:line-break/></text:p>
      <text:p text:style-name="P1">how to make the above code such that when the card is displayed in smaller screen like mobile device then it should maintain the ratio of it </text:p>
      <text:p text:style-name="P1"/>
      <text:p text:style-name="P1">HTML code</text:p>
      <text:p text:style-name="P1">&lt;div class="row my-4"&gt;<text:line-break/> <text:s/>&lt;div class="col-12 col-md-6 col-lg-3 mb-4"&gt;<text:line-break/> <text:s text:c="3"/>&lt;div class="card card-hover" onclick="window.location.href='https://example.com/page1'"&gt;<text:line-break/> <text:s text:c="5"/>&lt;img src="https://gratisography.com/wp-content/uploads/2024/10/gratisography-cool-cat-800x525.jpg" class="card-img-top img-fluid"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 <text:s text:c="5"/>&lt;/div&gt;<text:line-break/> <text:s text:c="3"/>&lt;/div&gt;<text:line-break/> <text:s/>&lt;/div&gt;<text:line-break/> <text:s/>&lt;div class="col-12 col-md-6 col-lg-3 mb-4"&gt;<text:line-break/> <text:s text:c="3"/>&lt;div class="card card-hover" onclick="window.location.href='https://example.com/page2'"&gt;<text:line-break/> <text:s text:c="5"/>&lt;img src="https://th.bing.com/th/id/OIG1.wQ7nqzXG6LLji1s3MrOP" class="card-img-top img-fluid"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 <text:s text:c="5"/>&lt;/div&gt;<text:line-break/> <text:s text:c="3"/>&lt;/div&gt;<text:line-break/> <text:s/>&lt;/div&gt;<text:line-break/> <text:s/>&lt;div class="col-12 col-md-6 col-lg-3 mb-4"&gt;<text:line-break/> <text:s text:c="3"/>&lt;div class="card card-hover" onclick="window.location.href='https://example.com/page3'"&gt;<text:line-break/> <text:s text:c="5"/>&lt;img src="https://cdn.pixabay.com/photo/2023/03/15/20/46/background-7855413_640.jpg" class="card-img-top img-fluid" alt="..."&gt;<text:line-break/> <text:s text:c="5"/>&lt;div class="card-body"&gt;<text:line-break/> <text:s text:c="7"/>&lt;h5 class="card-title"&gt;Card title&lt;/h5&gt;<text:line-break/><text:soft-page-break/> <text:s text:c="7"/>&lt;p class="card-text"&gt;This is a longer card with supporting text below as a natural lead-in to additional content.&lt;/p&gt;<text:line-break/> <text:s text:c="5"/>&lt;/div&gt;<text:line-break/> <text:s text:c="3"/>&lt;/div&gt;<text:line-break/> <text:s/>&lt;/div&gt;<text:line-break/> <text:s/>&lt;div class="col-12 col-md-6 col-lg-3 mb-4"&gt;<text:line-break/> <text:s text:c="3"/>&lt;div class="card card-hover" onclick="window.location.href='https://example.com/page4'"&gt;<text:line-break/> <text:s text:c="5"/>&lt;img src="https://encrypted-tbn0.gstatic.com/images?q=tbn:ANd9GcRmCy16nhIbV3pI1qLYHMJKwbH2458oiC9EmA&amp;s" class="card-img-top img-fluid" alt="..."&gt;<text:line-break/> <text:s text:c="5"/>&lt;div class="card-body"&gt;<text:line-break/> <text:s text:c="7"/>&lt;h5 class="card-title"&gt;Card title&lt;/h5&gt;<text:line-break/> <text:s text:c="7"/>&lt;p class="card-text"&gt;This is a longer card with supporting text below as a natural lead-in to additional content. This content is a little bit longer.&lt;/p&gt;<text:line-break/> <text:s text:c="5"/>&lt;/div&gt;<text:line-break/> <text:s text:c="3"/>&lt;/div&gt;<text:line-break/> <text:s/>&lt;/div&gt;<text:line-break/>&lt;/div&gt;<text:line-break/></text:p>
      <text:p text:style-name="P1"/>
      <text:p text:style-name="P1">CSS code</text:p>
      <text:p text:style-name="P1"/>
      <text:p text:style-name="P1">&lt;style&gt;<text:line-break/> <text:s/>.card-img-top {<text:line-break/> <text:s text:c="3"/>object-fit: cover; /* Ensures image maintains aspect ratio */<text:line-break/> <text:s text:c="3"/>height: 200px; /* Adjust height as needed for a consistent look */<text:line-break/> <text:s/>}<text:line-break/><text:line-break/> <text:s/>.card-hover {<text:line-break/> <text:s text:c="3"/>cursor: pointer;<text:line-break/> <text:s text:c="3"/>transition: transform 0.3s ease, box-shadow 0.3s ease;<text:line-break/> <text:s/>}<text:line-break/><text:line-break/> <text:s/>.card-hover:hover {<text:line-break/> <text:s text:c="3"/>transform: translateY(-10px);<text:line-break/> <text:s text:c="3"/>box-shadow: 0 10px 20px rgba(0, 0, 0, 0.2);<text:line-break/> <text:s/>}<text:line-break/>&lt;/style&gt;<text:line-break/></text:p>
      <text:p text:style-name="P1">Modify the above slider such tht its aspect rtio is mintained wwhen it shown in smaller screen like movile phone like you did with card code <text:s/>and also make sure heading , text should be in the bottom of the screen </text:p>
      <text:p text:style-name="P1"/>
      <text:p text:style-name="Standard"><text:span text:style-name="T9">&lt;style&gt;<text:line-break/> <text:s/>.carousel-image {<text:line-break/> <text:s text:c="3"/>object-fit: cover; /* Ensures the image covers the container without distortion */<text:line-break/> <text:s text:c="3"/>width: 100%;<text:line-break/> <text:s text:c="3"/>height: 400px; /* Set a fixed height for the carousel images */<text:line-break/> <text:s text:c="3"/>position: relative; /* Positioning context for absolute caption */<text:line-break/> <text:s/>}<text:line-break/><text:line-break/> <text:s/>.carousel-caption {<text:line-break/></text:span><text:soft-page-break/><text:span text:style-name="T9"> <text:s text:c="3"/>position: absolute;<text:line-break/> <text:s text:c="3"/>bottom: 0;<text:line-break/> <text:s text:c="3"/>left: 0;<text:line-break/> <text:s text:c="3"/>right: 0;<text:line-break/><text:line-break/> <text:s text:c="3"/>color: white; /* White text color */<text:line-break/> <text:s text:c="3"/>padding: 20px;<text:line-break/> <text:s/>}<text:line-break/><text:line-break/> <text:s/>@media (max-width: 768px) {<text:line-break/> <text:s text:c="3"/>.carousel-image {<text:line-break/> <text:s text:c="5"/>height: 300px; /* Adjust height for tablets and smaller devices */<text:line-break/> <text:s text:c="3"/>}<text:line-break/> <text:s/>}<text:line-break/><text:line-break/> <text:s/>@media (max-width: 576px) {<text:line-break/> <text:s text:c="3"/>.carousel-image {<text:line-break/> <text:s text:c="5"/>height: 200px; /* Further reduce height for mobile devices */<text:line-break/> <text:s text:c="3"/>}<text:line-break/> <text:s/>}<text:line-break/>&lt;/style&gt;<text:line-break/><text:line-break/>&lt;div class="container-fluid"&gt;<text:line-break/> <text:s/>&lt;h1&gt;Trending Stories&lt;/h1&gt;<text:line-break/> <text:s/>&lt;div id="newsCarousel2" class="carousel slide carousel-fade" data-bs-ride="carousel" data-bs-interval="4000"&gt;<text:line-break/> <text:s text:c="3"/>&lt;div class="carousel-inner"&gt;<text:line-break/> <text:s text:c="5"/>&lt;!-- First News Item --&gt;<text:line-break/> <text:s text:c="5"/>&lt;div class="carousel-item active"&gt;<text:line-break/> <text:s text:c="7"/>&lt;a href="https://example.com/news1"&gt;<text:line-break/> <text:s text:c="9"/>&lt;img src="https://cdn.pixabay.com/photo/2023/03/15/20/46/background-7855413_640.jpg" class="d-block w-100 carousel-image" alt="News 1"&gt;<text:line-break/> <text:s text:c="9"/>&lt;div class="carousel-caption d-md-block"&gt;<text:line-break/> <text:s text:c="11"/>&lt;h5&gt;Headline 1&lt;/h5&gt;<text:line-break/> <text:s text:c="11"/>&lt;p&gt;10 people died in stampid&lt;/p&gt;<text:line-break/> <text:s text:c="11"/>&lt;span&gt;December 21, 2024&lt;/span&gt;<text:line-break/> <text:s text:c="9"/>&lt;/div&gt;<text:line-break/> <text:s text:c="7"/>&lt;/a&gt;<text:line-break/> <text:s text:c="5"/>&lt;/div&gt;<text:line-break/> <text:s text:c="5"/>&lt;!-- Second News Item --&gt;<text:line-break/> <text:s text:c="5"/>&lt;div class="carousel-item"&gt;<text:line-break/> <text:s text:c="7"/>&lt;a href="https://example.com/news2"&gt;<text:line-break/> <text:s text:c="9"/>&lt;img src="https://encrypted-tbn0.gstatic.com/images?q=tbn:ANd9GcRmCy16nhIbV3pI1qLYHMJKwbH2458oiC9EmA&amp;s" class="d-block w-100 carousel-image" alt="News 2"&gt;<text:line-break/> <text:s text:c="9"/>&lt;div class="carousel-caption d-md-block"&gt;<text:line-break/> <text:s text:c="11"/>&lt;h5&gt;Headline 2&lt;/h5&gt;<text:line-break/> <text:s text:c="11"/>&lt;p&gt;This is a short description of the second news item.&lt;/p&gt;<text:line-break/> <text:s text:c="11"/>&lt;span&gt;December 20, 2024&lt;/span&gt;<text:line-break/> <text:s text:c="9"/>&lt;/div&gt;<text:line-break/> <text:s text:c="7"/>&lt;/a&gt;<text:line-break/> <text:s text:c="5"/>&lt;/div&gt;<text:line-break/></text:span><text:soft-page-break/><text:span text:style-name="T9"> <text:s text:c="5"/>&lt;!-- Third News Item --&gt;<text:line-break/> <text:s text:c="5"/>&lt;div class="carousel-item"&gt;<text:line-break/> <text:s text:c="7"/>&lt;a href="https://example.com/news3"&gt;<text:line-break/> <text:s text:c="9"/>&lt;img src="https://encrypted-tbn0.gstatic.com/images?q=tbn:ANd9GcRf6zoRR_FPG7f2knECoYTgOuETejMYPg71vg&amp;s" class="d-block w-100 carousel-image" alt="News 3"&gt;<text:line-break/> <text:s text:c="9"/>&lt;div class="carousel-caption d-md-block"&gt;<text:line-break/> <text:s text:c="11"/>&lt;h5&gt;Headline 3&lt;/h5&gt;<text:line-break/> <text:s text:c="11"/>&lt;p&gt;This is a short description of the third news item.&lt;/p&gt;<text:line-break/> <text:s text:c="11"/>&lt;span&gt;December 19, 2024&lt;/span&gt;<text:line-break/> <text:s text:c="9"/>&lt;/div&gt;<text:line-break/> <text:s text:c="7"/>&lt;/a&gt;<text:line-break/> <text:s text:c="5"/>&lt;/div&gt;<text:line-break/> <text:s text:c="3"/>&lt;/div&gt;<text:line-break/><text:line-break/> <text:s text:c="3"/>&lt;!-- Carousel Controls --&gt;<text:line-break/> <text:s text:c="3"/>&lt;button class="carousel-control-prev" type="button" data-bs-target="#newsCarousel2" data-bs-slide="prev"&gt;<text:line-break/> <text:s text:c="5"/>&lt;span class="carousel-control-prev-icon" aria-hidden="true"&gt;&lt;/span&gt;<text:line-break/> <text:s text:c="5"/>&lt;span class="visually-hidden"&gt;Previous&lt;/span&gt;<text:line-break/> <text:s text:c="3"/>&lt;/button&gt;<text:line-break/> <text:s text:c="3"/>&lt;button class="carousel-control-next" type="button" data-bs-target="#newsCarousel2" data-bs-slide="next"&gt;<text:line-break/> <text:s text:c="5"/>&lt;span class="carousel-control-next-icon" aria-hidden="true"&gt;&lt;/span&gt;<text:line-break/> <text:s text:c="5"/>&lt;span class="visually-hidden"&gt;Next&lt;/span&gt;<text:line-break/> <text:s text:c="3"/>&lt;/button&gt;<text:line-break/> <text:s/>&lt;/div&gt;<text:line-break/>&lt;/div&gt;<text:line-break/></text:span></text:p>
      <text:p text:style-name="P4">Code to keep the two element at <text:s/>the extreme position in the document and also to convert the bold to normal</text:p>
      <text:p text:style-name="P1"/>
      <text:p text:style-name="P4"/>
      <text:p text:style-name="P1"><text:s/>&lt;div class="site-title" style="display: flex; justify-content: space-between; align-items: center;"&gt;</text:p>
      <text:p text:style-name="P1"><text:s text:c="2"/>&lt;!-- Anchor Element on the Left --&gt;</text:p>
      <text:p text:style-name="P1"><text:s text:c="2"/>&lt;a class="textchange" id="sitename" href="&lt;?php echo esc_url( home_url( '/' ) ); ?&gt;" rel="home" style="text-align: left;"&gt;NewsHub&lt;/a&gt;</text:p>
      <text:p text:style-name="P1"><text:s text:c="2"/></text:p>
      <text:p text:style-name="P1"><text:s text:c="2"/>&lt;!-- Slider on the Right --&gt;</text:p>
      <text:p text:style-name="P1"><text:s text:c="2"/>&lt;div class="form-check form-switch" style="text-align: right; display: flex; align-items: center;"&gt;</text:p>
      <text:p text:style-name="P1"><text:s text:c="4"/>&lt;input class="form-check-input textchange" type="checkbox" role="switch" id="modeChanger"&gt;</text:p>
      <text:p text:style-name="P1"><text:s text:c="4"/>&lt;label class="form-check-label textchange" style="margin-top: 4px; color: black;font-size:12px;font-weight: normal;" for="modeChanger"&gt;Night Mode&lt;/label&gt;</text:p>
      <text:p text:style-name="P1"><text:s text:c="2"/>&lt;/div&gt;</text:p>
      <text:p text:style-name="P1">&lt;/div&gt;</text:p>
      <text:p text:style-name="P1"/>
      <text:p text:style-name="P4">give me an html code for a search bar when we click on the text field then it will stretch itself to cover the screen viewport and come in middle of the screen viewport and its outside area will become grey and when we click on the grey area or a search bar or enter button then we come back to its original position and height</text:p>
      <text:p text:style-name="P4"/>
      <text:p text:style-name="P7"><text:soft-page-break/><text:span text:style-name="T1">&lt;!</text:span><text:span text:style-name="T3">DOCTYPE</text:span> <text:span text:style-name="T5">html</text:span><text:span text:style-name="T1">&gt;</text:span></text:p>
      <text:p text:style-name="P2"><text:span text:style-name="T1">&lt;</text:span><text:span text:style-name="T3">html</text:span> <text:span text:style-name="T5">lang</text:span>=<text:span text:style-name="T7">"en"</text:span><text:span text:style-name="T1">&gt;</text:span></text:p>
      <text:p text:style-name="P2"><text:span text:style-name="T1">&lt;</text:span><text:span text:style-name="T3">head</text:span><text:span text:style-name="T1">&gt;</text:span></text:p>
      <text:p text:style-name="P3">    <text:span text:style-name="T2">&lt;</text:span><text:span text:style-name="T4">meta</text:span><text:span text:style-name="T10"> </text:span><text:span text:style-name="T6">charset</text:span><text:span text:style-name="T10">=</text:span><text:span text:style-name="T8">"UTF-8"</text:span><text:span text:style-name="T2">&gt;</text:span></text:p>
      <text:p text:style-name="P3">    <text:span text:style-name="T2">&lt;</text:span><text:span text:style-name="T4">meta</text:span><text:span text:style-name="T10"> </text:span><text:span text:style-name="T6">name</text:span><text:span text:style-name="T10">=</text:span><text:span text:style-name="T8">"viewport"</text:span><text:span text:style-name="T10"> </text:span><text:span text:style-name="T6">content</text:span><text:span text:style-name="T10">=</text:span><text:span text:style-name="T8">"width=device-width, initial-scale=1.0"</text:span><text:span text:style-name="T2">&gt;</text:span></text:p>
      <text:p text:style-name="P3">    <text:span text:style-name="T2">&lt;</text:span><text:span text:style-name="T4">title</text:span><text:span text:style-name="T2">&gt;</text:span><text:span text:style-name="T10">Expanding Search Bar</text:span><text:span text:style-name="T2">&lt;/</text:span><text:span text:style-name="T4">title</text:span><text:span text:style-name="T2">&gt;</text:span></text:p>
      <text:p text:style-name="P3">    <text:span text:style-name="T2">&lt;</text:span><text:span text:style-name="T4">style</text:span><text:span text:style-name="T2">&gt;</text:span></text:p>
      <text:p text:style-name="P2"><text:span text:style-name="T12">body</text:span> {</text:p>
      <text:p text:style-name="P3">    <text:span text:style-name="T14">margin</text:span><text:span text:style-name="T10">: </text:span><text:span text:style-name="T15">0</text:span><text:span text:style-name="T10">;</text:span></text:p>
      <text:p text:style-name="P3">    <text:span text:style-name="T14">font-family</text:span><text:span text:style-name="T10">: </text:span><text:span text:style-name="T8">Arial</text:span><text:span text:style-name="T10">, </text:span><text:span text:style-name="T8">sans-serif</text:span><text:span text:style-name="T10">;</text:span></text:p>
      <text:p text:style-name="P3">    <text:span text:style-name="T14">position</text:span><text:span text:style-name="T10">: </text:span><text:span text:style-name="T8">relative</text:span><text:span text:style-name="T10">;</text:span></text:p>
      <text:p text:style-name="P3">    <text:span text:style-name="T14">height</text:span><text:span text:style-name="T10">: </text:span><text:span text:style-name="T15">100vh</text:span><text:span text:style-name="T10">;</text:span></text:p>
      <text:p text:style-name="P2">}</text:p>
      <text:p text:style-name="P11"/>
      <text:p text:style-name="P2"><text:span text:style-name="T12">.overlay</text:span> {</text:p>
      <text:p text:style-name="P3">    <text:span text:style-name="T14">position</text:span><text:span text:style-name="T10">: </text:span><text:span text:style-name="T8">fixed</text:span><text:span text:style-name="T10">;</text:span></text:p>
      <text:p text:style-name="P3">    <text:span text:style-name="T14">top</text:span><text:span text:style-name="T10">: </text:span><text:span text:style-name="T15">0</text:span><text:span text:style-name="T10">;</text:span></text:p>
      <text:p text:style-name="P3">    <text:span text:style-name="T14">left</text:span><text:span text:style-name="T10">: </text:span><text:span text:style-name="T15">0</text:span><text:span text:style-name="T10">;</text:span></text:p>
      <text:p text:style-name="P3">    <text:span text:style-name="T14">right</text:span><text:span text:style-name="T10">: </text:span><text:span text:style-name="T15">0</text:span><text:span text:style-name="T10">;</text:span></text:p>
      <text:p text:style-name="P3">    <text:span text:style-name="T14">bottom</text:span><text:span text:style-name="T10">: </text:span><text:span text:style-name="T15">0</text:span><text:span text:style-name="T10">;</text:span></text:p>
      <text:p text:style-name="P3">    <text:span text:style-name="T14">background-color</text:span><text:span text:style-name="T10">: </text:span><text:span text:style-name="T17">rgba</text:span><text:span text:style-name="T10">(</text:span><text:span text:style-name="T15">0</text:span><text:span text:style-name="T10">, </text:span><text:span text:style-name="T15">0</text:span><text:span text:style-name="T10">, </text:span><text:span text:style-name="T15">0</text:span><text:span text:style-name="T10">, </text:span><text:span text:style-name="T15">0.5</text:span><text:span text:style-name="T10">);</text:span></text:p>
      <text:p text:style-name="P3">    <text:span text:style-name="T14">opacity</text:span><text:span text:style-name="T10">: </text:span><text:span text:style-name="T15">0</text:span><text:span text:style-name="T10">;</text:span></text:p>
      <text:p text:style-name="P3">    <text:span text:style-name="T14">visibility</text:span><text:span text:style-name="T10">: </text:span><text:span text:style-name="T8">hidden</text:span><text:span text:style-name="T10">;</text:span></text:p>
      <text:p text:style-name="P3">    <text:span text:style-name="T14">transition</text:span><text:span text:style-name="T10">: opacity </text:span><text:span text:style-name="T15">0.3s</text:span><text:span text:style-name="T10">, visibility </text:span><text:span text:style-name="T15">0.3s</text:span><text:span text:style-name="T10">;</text:span></text:p>
      <text:p text:style-name="P3">    <text:span text:style-name="T14">z-index</text:span><text:span text:style-name="T10">: </text:span><text:span text:style-name="T15">9998</text:span><text:span text:style-name="T10">; </text:span><text:span text:style-name="T19">/* Overlay is behind search container */</text:span></text:p>
      <text:p text:style-name="P2">}</text:p>
      <text:p text:style-name="P11"/>
      <text:p text:style-name="P2"><text:span text:style-name="T12">.search-container</text:span> {</text:p>
      <text:p text:style-name="P3">    <text:span text:style-name="T14">position</text:span><text:span text:style-name="T10">: </text:span><text:span text:style-name="T8">fixed</text:span><text:span text:style-name="T10">; </text:span><text:span text:style-name="T19">/* Fixed positioning to center on screen */</text:span></text:p>
      <text:p text:style-name="P3">    <text:span text:style-name="T14">top</text:span><text:span text:style-name="T10">: </text:span><text:span text:style-name="T15">20px</text:span><text:span text:style-name="T10">;</text:span></text:p>
      <text:p text:style-name="P3">    <text:span text:style-name="T14">left</text:span><text:span text:style-name="T10">: </text:span><text:span text:style-name="T15">20px</text:span><text:span text:style-name="T10">;</text:span></text:p>
      <text:p text:style-name="P3">    <text:span text:style-name="T14">display</text:span><text:span text:style-name="T10">: </text:span><text:span text:style-name="T8">flex</text:span><text:span text:style-name="T10">;</text:span></text:p>
      <text:p text:style-name="P3">    <text:span text:style-name="T14">align-items</text:span><text:span text:style-name="T10">: </text:span><text:span text:style-name="T8">center</text:span><text:span text:style-name="T10">;</text:span></text:p>
      <text:p text:style-name="P3">    <text:span text:style-name="T14">transition</text:span><text:span text:style-name="T10">: </text:span><text:span text:style-name="T8">all</text:span><text:span text:style-name="T10"> </text:span><text:span text:style-name="T15">0.3s</text:span><text:span text:style-name="T10"> </text:span><text:span text:style-name="T8">ease</text:span><text:span text:style-name="T10">;</text:span></text:p>
      <text:p text:style-name="P3">    <text:span text:style-name="T14">z-index</text:span><text:span text:style-name="T10">: </text:span><text:span text:style-name="T15">9999</text:span><text:span text:style-name="T10">; </text:span><text:span text:style-name="T19">/* Ensure search bar is in front */</text:span></text:p>
      <text:p text:style-name="P2">}</text:p>
      <text:p text:style-name="P11"/>
      <text:p text:style-name="P2"><text:span text:style-name="T12">#search-bar</text:span> {</text:p>
      <text:p text:style-name="P3">    <text:span text:style-name="T14">padding</text:span><text:span text:style-name="T10">: </text:span><text:span text:style-name="T15">10px</text:span><text:span text:style-name="T10">;</text:span></text:p>
      <text:p text:style-name="P3">    <text:span text:style-name="T14">font-size</text:span><text:span text:style-name="T10">: </text:span><text:span text:style-name="T15">16px</text:span><text:span text:style-name="T10">;</text:span></text:p>
      <text:p text:style-name="P3">    <text:span text:style-name="T14">width</text:span><text:span text:style-name="T10">: </text:span><text:span text:style-name="T15">200px</text:span><text:span text:style-name="T10">;</text:span></text:p>
      <text:p text:style-name="P3">    <text:span text:style-name="T14">border-radius</text:span><text:span text:style-name="T10">: </text:span><text:span text:style-name="T15">5px</text:span><text:span text:style-name="T10">;</text:span></text:p>
      <text:p text:style-name="P3">    <text:span text:style-name="T14">border</text:span><text:span text:style-name="T10">: </text:span><text:span text:style-name="T15">2px</text:span><text:span text:style-name="T10"> </text:span><text:span text:style-name="T8">solid</text:span><text:span text:style-name="T10"> </text:span><text:span text:style-name="T8">#ccc</text:span><text:span text:style-name="T10">;</text:span></text:p>
      <text:p text:style-name="P3">    <text:span text:style-name="T14">margin-right</text:span><text:span text:style-name="T10">: </text:span><text:span text:style-name="T15">10px</text:span><text:span text:style-name="T10">;</text:span></text:p>
      <text:p text:style-name="P3">    <text:span text:style-name="T14">transition</text:span><text:span text:style-name="T10">: width </text:span><text:span text:style-name="T15">0.3s</text:span><text:span text:style-name="T10"> </text:span><text:span text:style-name="T8">ease</text:span><text:span text:style-name="T10">, border-radius </text:span><text:span text:style-name="T15">0.3s</text:span><text:span text:style-name="T10"> </text:span><text:span text:style-name="T8">ease</text:span><text:span text:style-name="T10">;</text:span></text:p>
      <text:p text:style-name="P2">}</text:p>
      <text:p text:style-name="P11"/>
      <text:p text:style-name="P2"><text:span text:style-name="T12">#search-btn</text:span> {</text:p>
      <text:p text:style-name="P3">    <text:span text:style-name="T14">padding</text:span><text:span text:style-name="T10">: </text:span><text:span text:style-name="T15">10px</text:span><text:span text:style-name="T10"> </text:span><text:span text:style-name="T15">15px</text:span><text:span text:style-name="T10">;</text:span></text:p>
      <text:p text:style-name="P3">    <text:span text:style-name="T14">font-size</text:span><text:span text:style-name="T10">: </text:span><text:span text:style-name="T15">16px</text:span><text:span text:style-name="T10">;</text:span></text:p>
      <text:p text:style-name="P3">    <text:span text:style-name="T14">background-color</text:span><text:span text:style-name="T10">: </text:span><text:span text:style-name="T8">#4CAF50</text:span><text:span text:style-name="T10">;</text:span></text:p>
      <text:p text:style-name="P3"><text:soft-page-break/>    <text:span text:style-name="T14">color</text:span><text:span text:style-name="T10">: </text:span><text:span text:style-name="T8">white</text:span><text:span text:style-name="T10">;</text:span></text:p>
      <text:p text:style-name="P3">    <text:span text:style-name="T14">border</text:span><text:span text:style-name="T10">: </text:span><text:span text:style-name="T8">none</text:span><text:span text:style-name="T10">;</text:span></text:p>
      <text:p text:style-name="P3">    <text:span text:style-name="T14">border-radius</text:span><text:span text:style-name="T10">: </text:span><text:span text:style-name="T15">5px</text:span><text:span text:style-name="T10">;</text:span></text:p>
      <text:p text:style-name="P3">    <text:span text:style-name="T14">cursor</text:span><text:span text:style-name="T10">: </text:span><text:span text:style-name="T8">pointer</text:span><text:span text:style-name="T10">;</text:span></text:p>
      <text:p text:style-name="P3">    <text:span text:style-name="T14">transition</text:span><text:span text:style-name="T10">: background-color </text:span><text:span text:style-name="T15">0.3s</text:span><text:span text:style-name="T10"> </text:span><text:span text:style-name="T8">ease</text:span><text:span text:style-name="T10">;</text:span></text:p>
      <text:p text:style-name="P2">}</text:p>
      <text:p text:style-name="P11"/>
      <text:p text:style-name="P2"><text:span text:style-name="T12">#search-btn:hover</text:span> {</text:p>
      <text:p text:style-name="P3">    <text:span text:style-name="T14">background-color</text:span><text:span text:style-name="T10">: </text:span><text:span text:style-name="T8">#45a049</text:span><text:span text:style-name="T10">;</text:span></text:p>
      <text:p text:style-name="P2">}</text:p>
      <text:p text:style-name="P11"/>
      <text:p text:style-name="P2"><text:span text:style-name="T12">.search-container.expanded</text:span> {</text:p>
      <text:p text:style-name="P3">    <text:span text:style-name="T14">top</text:span><text:span text:style-name="T10">: </text:span><text:span text:style-name="T15">50%</text:span><text:span text:style-name="T10">;</text:span></text:p>
      <text:p text:style-name="P3">    <text:span text:style-name="T14">left</text:span><text:span text:style-name="T10">: </text:span><text:span text:style-name="T15">50%</text:span><text:span text:style-name="T10">;</text:span></text:p>
      <text:p text:style-name="P3">    <text:span text:style-name="T14">transform</text:span><text:span text:style-name="T10">: </text:span><text:span text:style-name="T17">translate</text:span><text:span text:style-name="T10">(</text:span><text:span text:style-name="T15">-50%</text:span><text:span text:style-name="T10">, </text:span><text:span text:style-name="T15">-50%</text:span><text:span text:style-name="T10">); </text:span><text:span text:style-name="T19">/* Center the container in the visible screen */</text:span></text:p>
      <text:p text:style-name="P2">}</text:p>
      <text:p text:style-name="P11"/>
      <text:p text:style-name="P2"><text:span text:style-name="T12">#search-bar.expanded</text:span> {</text:p>
      <text:p text:style-name="P3">    <text:span text:style-name="T14">width</text:span><text:span text:style-name="T10">: </text:span><text:span text:style-name="T15">80%</text:span><text:span text:style-name="T10">;</text:span></text:p>
      <text:p text:style-name="P3">    <text:span text:style-name="T14">border-radius</text:span><text:span text:style-name="T10">: </text:span><text:span text:style-name="T15">25px</text:span><text:span text:style-name="T10">;</text:span></text:p>
      <text:p text:style-name="P2">}</text:p>
      <text:p text:style-name="P11"/>
      <text:p text:style-name="P2"><text:span text:style-name="T12">.overlay.active</text:span> {</text:p>
      <text:p text:style-name="P3">    <text:span text:style-name="T14">opacity</text:span><text:span text:style-name="T10">: </text:span><text:span text:style-name="T15">1</text:span><text:span text:style-name="T10">;</text:span></text:p>
      <text:p text:style-name="P3">    <text:span text:style-name="T14">visibility</text:span><text:span text:style-name="T10">: </text:span><text:span text:style-name="T8">visible</text:span><text:span text:style-name="T10">;</text:span></text:p>
      <text:p text:style-name="P2">}</text:p>
      <text:p text:style-name="P11"/>
      <text:p text:style-name="P3">    <text:span text:style-name="T2">&lt;/</text:span><text:span text:style-name="T4">style</text:span><text:span text:style-name="T2">&gt;</text:span></text:p>
      <text:p text:style-name="P3">    <text:span text:style-name="T2">&lt;</text:span><text:span text:style-name="T4">link</text:span><text:span text:style-name="T10"> </text:span><text:span text:style-name="T6">rel</text:span><text:span text:style-name="T10">=</text:span><text:span text:style-name="T8">"stylesheet"</text:span><text:span text:style-name="T10"> </text:span><text:span text:style-name="T6">href</text:span><text:span text:style-name="T10">=</text:span><text:span text:style-name="T8">"styles.css"</text:span><text:span text:style-name="T2">&gt;</text:span></text:p>
      <text:p text:style-name="P2"><text:span text:style-name="T1">&lt;/</text:span><text:span text:style-name="T3">head</text:span><text:span text:style-name="T1">&gt;</text:span></text:p>
      <text:p text:style-name="P2"><text:span text:style-name="T1">&lt;</text:span><text:span text:style-name="T3">body</text:span><text:span text:style-name="T1">&gt;</text:span></text:p>
      <text:p text:style-name="P3">    <text:span text:style-name="T2">&lt;</text:span><text:span text:style-name="T11">center</text:span><text:span text:style-name="T2">&gt;</text:span></text:p>
      <text:p text:style-name="P3">    <text:span text:style-name="T2">&lt;</text:span><text:span text:style-name="T4">div</text:span><text:span text:style-name="T10"> </text:span><text:span text:style-name="T6">class</text:span><text:span text:style-name="T10">=</text:span><text:span text:style-name="T8">"overlay"</text:span><text:span text:style-name="T10"> </text:span><text:span text:style-name="T6">id</text:span><text:span text:style-name="T10">=</text:span><text:span text:style-name="T8">"overlay"</text:span><text:span text:style-name="T2">&gt;&lt;/</text:span><text:span text:style-name="T4">div</text:span><text:span text:style-name="T2">&gt;</text:span></text:p>
      <text:p text:style-name="P3">    <text:span text:style-name="T2">&lt;</text:span><text:span text:style-name="T4">div</text:span><text:span text:style-name="T10"> </text:span><text:span text:style-name="T6">class</text:span><text:span text:style-name="T10">=</text:span><text:span text:style-name="T8">"search-container"</text:span><text:span text:style-name="T2">&gt;</text:span></text:p>
      <text:p text:style-name="P3">        <text:span text:style-name="T2">&lt;</text:span><text:span text:style-name="T4">input</text:span><text:span text:style-name="T10"> </text:span><text:span text:style-name="T6">type</text:span><text:span text:style-name="T10">=</text:span><text:span text:style-name="T8">"text"</text:span><text:span text:style-name="T10"> </text:span><text:span text:style-name="T6">id</text:span><text:span text:style-name="T10">=</text:span><text:span text:style-name="T8">"search-bar"</text:span><text:span text:style-name="T10"> </text:span><text:span text:style-name="T6">placeholder</text:span><text:span text:style-name="T10">=</text:span><text:span text:style-name="T8">"Search..."</text:span><text:span text:style-name="T2">&gt;</text:span></text:p>
      <text:p text:style-name="P3">        <text:span text:style-name="T2">&lt;</text:span><text:span text:style-name="T4">button</text:span><text:span text:style-name="T10"> </text:span><text:span text:style-name="T6">id</text:span><text:span text:style-name="T10">=</text:span><text:span text:style-name="T8">"search-btn"</text:span><text:span text:style-name="T2">&gt;</text:span><text:span text:style-name="T10">Search</text:span><text:span text:style-name="T2">&lt;/</text:span><text:span text:style-name="T4">button</text:span><text:span text:style-name="T2">&gt;</text:span></text:p>
      <text:p text:style-name="P3">    <text:span text:style-name="T2">&lt;/</text:span><text:span text:style-name="T4">div</text:span><text:span text:style-name="T2">&gt;</text:span></text:p>
      <text:p text:style-name="P3">    <text:span text:style-name="T2">&lt;/</text:span><text:span text:style-name="T11">center</text:span><text:span text:style-name="T2">&gt;</text:span></text:p>
      <text:p text:style-name="P3">    <text:span text:style-name="T2">&lt;</text:span><text:span text:style-name="T4">script</text:span><text:span text:style-name="T2">&gt;</text:span></text:p>
      <text:p text:style-name="P2"><text:span text:style-name="T3">const</text:span> <text:span text:style-name="T5">searchBar</text:span> <text:span text:style-name="T13">=</text:span> <text:span text:style-name="T5">document</text:span>.<text:span text:style-name="T16">getElementById</text:span>(<text:span text:style-name="T7">'search-bar'</text:span>);</text:p>
      <text:p text:style-name="P2"><text:span text:style-name="T3">const</text:span> <text:span text:style-name="T5">overlay</text:span> <text:span text:style-name="T13">=</text:span> <text:span text:style-name="T5">document</text:span>.<text:span text:style-name="T16">getElementById</text:span>(<text:span text:style-name="T7">'overlay'</text:span>);</text:p>
      <text:p text:style-name="P2"><text:span text:style-name="T3">const</text:span> <text:span text:style-name="T5">searchContainer</text:span> <text:span text:style-name="T13">=</text:span> <text:span text:style-name="T5">document</text:span>.<text:span text:style-name="T16">querySelector</text:span>(<text:span text:style-name="T7">'.search-container'</text:span>);</text:p>
      <text:p text:style-name="P2"><text:span text:style-name="T3">const</text:span> <text:span text:style-name="T5">searchButton</text:span> <text:span text:style-name="T13">=</text:span> <text:span text:style-name="T5">document</text:span>.<text:span text:style-name="T16">getElementById</text:span>(<text:span text:style-name="T7">'search-btn'</text:span>);</text:p>
      <text:p text:style-name="P11"/>
      <text:p text:style-name="P2"><text:span text:style-name="T3">let</text:span> <text:span text:style-name="T5">isExpanded</text:span> <text:span text:style-name="T13">=</text:span> <text:span text:style-name="T3">false</text:span>; <text:span text:style-name="T18">// To track the expanded state</text:span></text:p>
      <text:p text:style-name="P11"/>
      <text:p text:style-name="P10">// Handle expanding the search bar when focused</text:p>
      <text:p text:style-name="P2"><text:span text:style-name="T5">searchBar</text:span>.<text:span text:style-name="T16">addEventListener</text:span>(<text:span text:style-name="T7">'focus'</text:span>, () <text:span text:style-name="T3">=&gt;</text:span> {</text:p>
      <text:p text:style-name="P3">    <text:span text:style-name="T20">if</text:span><text:span text:style-name="T10"> (</text:span><text:span text:style-name="T14">!</text:span><text:span text:style-name="T6">isExpanded</text:span><text:span text:style-name="T10">) {</text:span></text:p>
      <text:p text:style-name="P3">        <text:span text:style-name="T6">searchContainer</text:span><text:span text:style-name="T10">.</text:span><text:span text:style-name="T6">classList</text:span><text:span text:style-name="T10">.</text:span><text:span text:style-name="T17">add</text:span><text:span text:style-name="T10">(</text:span><text:span text:style-name="T8">'expanded'</text:span><text:span text:style-name="T10">);</text:span></text:p>
      <text:p text:style-name="P3"><text:soft-page-break/>        <text:span text:style-name="T6">overlay</text:span><text:span text:style-name="T10">.</text:span><text:span text:style-name="T6">classList</text:span><text:span text:style-name="T10">.</text:span><text:span text:style-name="T17">add</text:span><text:span text:style-name="T10">(</text:span><text:span text:style-name="T8">'active'</text:span><text:span text:style-name="T10">);</text:span></text:p>
      <text:p text:style-name="P3">        <text:span text:style-name="T6">isExpanded</text:span><text:span text:style-name="T10"> </text:span><text:span text:style-name="T14">=</text:span><text:span text:style-name="T10"> </text:span><text:span text:style-name="T4">true</text:span><text:span text:style-name="T10">;</text:span></text:p>
      <text:p text:style-name="P3">    <text:span text:style-name="T10">}</text:span></text:p>
      <text:p text:style-name="P2">});</text:p>
      <text:p text:style-name="P11"/>
      <text:p text:style-name="P10">// Handle clicking the overlay to collapse the search bar</text:p>
      <text:p text:style-name="P2"><text:span text:style-name="T5">overlay</text:span>.<text:span text:style-name="T16">addEventListener</text:span>(<text:span text:style-name="T7">'click'</text:span>, () <text:span text:style-name="T3">=&gt;</text:span> {</text:p>
      <text:p text:style-name="P3">    <text:span text:style-name="T17">collapseSearchBar</text:span><text:span text:style-name="T10">();</text:span></text:p>
      <text:p text:style-name="P2">});</text:p>
      <text:p text:style-name="P11"/>
      <text:p text:style-name="P10">// Handle blurring the search bar when empty</text:p>
      <text:p text:style-name="P2"><text:span text:style-name="T5">searchBar</text:span>.<text:span text:style-name="T16">addEventListener</text:span>(<text:span text:style-name="T7">'blur'</text:span>, () <text:span text:style-name="T3">=&gt;</text:span> {</text:p>
      <text:p text:style-name="P3">    <text:span text:style-name="T20">if</text:span><text:span text:style-name="T10"> (</text:span><text:span text:style-name="T6">searchBar</text:span><text:span text:style-name="T10">.</text:span><text:span text:style-name="T6">value</text:span><text:span text:style-name="T10"> </text:span><text:span text:style-name="T14">===</text:span><text:span text:style-name="T10"> </text:span><text:span text:style-name="T8">''</text:span><text:span text:style-name="T10">) {</text:span></text:p>
      <text:p text:style-name="P3">        <text:span text:style-name="T17">collapseSearchBar</text:span><text:span text:style-name="T10">();</text:span></text:p>
      <text:p text:style-name="P3">    <text:span text:style-name="T10">}</text:span></text:p>
      <text:p text:style-name="P2">});</text:p>
      <text:p text:style-name="P11"/>
      <text:p text:style-name="P10">// Handle pressing Enter key</text:p>
      <text:p text:style-name="P2"><text:span text:style-name="T5">searchBar</text:span>.<text:span text:style-name="T16">addEventListener</text:span>(<text:span text:style-name="T7">'keypress'</text:span>, (<text:span text:style-name="T5">event</text:span>) <text:span text:style-name="T3">=&gt;</text:span> {</text:p>
      <text:p text:style-name="P3">    <text:span text:style-name="T20">if</text:span><text:span text:style-name="T10"> (</text:span><text:span text:style-name="T6">event</text:span><text:span text:style-name="T10">.</text:span><text:span text:style-name="T6">key</text:span><text:span text:style-name="T10"> </text:span><text:span text:style-name="T14">===</text:span><text:span text:style-name="T10"> </text:span><text:span text:style-name="T8">'Enter'</text:span><text:span text:style-name="T10">) {</text:span></text:p>
      <text:p text:style-name="P3">        <text:span text:style-name="T17">performSearch</text:span><text:span text:style-name="T10">();</text:span></text:p>
      <text:p text:style-name="P3">    <text:span text:style-name="T10">}</text:span></text:p>
      <text:p text:style-name="P2">});</text:p>
      <text:p text:style-name="P11"/>
      <text:p text:style-name="P10">// Handle clicking the search button</text:p>
      <text:p text:style-name="P2"><text:span text:style-name="T5">searchButton</text:span>.<text:span text:style-name="T16">addEventListener</text:span>(<text:span text:style-name="T7">'click'</text:span>, () <text:span text:style-name="T3">=&gt;</text:span> {</text:p>
      <text:p text:style-name="P3">    <text:span text:style-name="T17">performSearch</text:span><text:span text:style-name="T10">();</text:span></text:p>
      <text:p text:style-name="P2">});</text:p>
      <text:p text:style-name="P11"/>
      <text:p text:style-name="P10">// Function to perform search logic and collapse the search bar</text:p>
      <text:p text:style-name="P2"><text:span text:style-name="T3">function</text:span> <text:span text:style-name="T16">performSearch</text:span>() {</text:p>
      <text:p text:style-name="P3">    <text:span text:style-name="T6">console</text:span><text:span text:style-name="T10">.</text:span><text:span text:style-name="T17">log</text:span><text:span text:style-name="T10">(</text:span><text:span text:style-name="T8">"Searching for:"</text:span><text:span text:style-name="T10">, </text:span><text:span text:style-name="T6">searchBar</text:span><text:span text:style-name="T10">.</text:span><text:span text:style-name="T6">value</text:span><text:span text:style-name="T10">); </text:span><text:span text:style-name="T19">// Replace with your actual search logic</text:span></text:p>
      <text:p text:style-name="P11"/>
      <text:p text:style-name="P3">    <text:span text:style-name="T19">// Collapse the search bar after search</text:span></text:p>
      <text:p text:style-name="P3">    <text:span text:style-name="T17">collapseSearchBar</text:span><text:span text:style-name="T10">();</text:span></text:p>
      <text:p text:style-name="P11"/>
      <text:p text:style-name="P3">    <text:span text:style-name="T19">// Explicitly blur the input field to simulate losing focus</text:span></text:p>
      <text:p text:style-name="P3">    <text:span text:style-name="T6">searchBar</text:span><text:span text:style-name="T10">.</text:span><text:span text:style-name="T17">blur</text:span><text:span text:style-name="T10">();</text:span></text:p>
      <text:p text:style-name="P2">}</text:p>
      <text:p text:style-name="P11"/>
      <text:p text:style-name="P10">// Function to collapse the search bar and reset its position</text:p>
      <text:p text:style-name="P2"><text:span text:style-name="T3">function</text:span> <text:span text:style-name="T16">collapseSearchBar</text:span>() {</text:p>
      <text:p text:style-name="P3">    <text:span text:style-name="T6">searchContainer</text:span><text:span text:style-name="T10">.</text:span><text:span text:style-name="T6">classList</text:span><text:span text:style-name="T10">.</text:span><text:span text:style-name="T17">remove</text:span><text:span text:style-name="T10">(</text:span><text:span text:style-name="T8">'expanded'</text:span><text:span text:style-name="T10">);</text:span></text:p>
      <text:p text:style-name="P3">    <text:span text:style-name="T6">overlay</text:span><text:span text:style-name="T10">.</text:span><text:span text:style-name="T6">classList</text:span><text:span text:style-name="T10">.</text:span><text:span text:style-name="T17">remove</text:span><text:span text:style-name="T10">(</text:span><text:span text:style-name="T8">'active'</text:span><text:span text:style-name="T10">);</text:span></text:p>
      <text:p text:style-name="P3">    <text:span text:style-name="T6">isExpanded</text:span><text:span text:style-name="T10"> </text:span><text:span text:style-name="T14">=</text:span><text:span text:style-name="T10"> </text:span><text:span text:style-name="T4">false</text:span><text:span text:style-name="T10">; </text:span><text:span text:style-name="T19">// Reset the expanded state</text:span></text:p>
      <text:p text:style-name="P2">}</text:p>
      <text:p text:style-name="P11"/>
      <text:p text:style-name="P3">    <text:span text:style-name="T2">&lt;/</text:span><text:span text:style-name="T4">script</text:span><text:span text:style-name="T2">&gt;</text:span></text:p>
      <text:p text:style-name="P11"/>
      <text:p text:style-name="P2"><text:span text:style-name="T1">&lt;/</text:span><text:span text:style-name="T3">body</text:span><text:span text:style-name="T1">&gt;</text:span></text:p>
      <text:p text:style-name="P2"><text:soft-page-break/><text:span text:style-name="T1">&lt;/</text:span><text:span text:style-name="T3">html</text:span><text:span text:style-name="T1">&gt;</text:span></text:p>
      <text:p text:style-name="P2"/>
      <text:p text:style-name="P1"/>
      <text:p text:style-name="P4"><text:span text:style-name="T9"/></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8M16S</meta:editing-duration>
    <meta:editing-cycles>22</meta:editing-cycles>
    <meta:generator>OpenOffice/4.1.15$Win32 OpenOffice.org_project/4115m2$Build-9813</meta:generator>
    <dc:date>2025-01-16T22:11:23.68</dc:date>
    <meta:document-statistic meta:table-count="0" meta:image-count="0" meta:object-count="0" meta:page-count="11" meta:paragraph-count="241" meta:word-count="1686" meta:character-count="17425"/>
    <meta:user-defined meta:name="Info 1"/>
    <meta:user-defined meta:name="Info 2"/>
    <meta:user-defined meta:name="Info 3"/>
    <meta:user-defined meta:name="Info 4"/>
  </office:meta>
</office:document-meta>
</file>